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0A9AD622E8163AFB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T1" style:family="text">
      <style:text-properties fo:font-size="8pt" style:font-size-asian="10.5pt" style:font-size-complex="10.5pt"/>
    </style:style>
    <style:style style:name="T2" style:family="text">
      <style:text-properties fo:font-size="12pt" style:font-size-asian="15pt" style:font-size-complex="15pt"/>
    </style:style>
    <style:style style:name="T3" style:family="text">
      <style:text-properties fo:font-size="12pt" fo:font-weight="bold" style:font-size-asian="15pt" style:font-weight-asian="bold" style:font-size-complex="15pt" style:font-weight-complex="bold"/>
    </style:style>
    <style:style style:name="T4" style:family="text">
      <style:text-properties fo:font-size="9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IonTrac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Trace to vec to TF/IDF to distance to htm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5cm" presentation:class="title" presentation:user-transformed="true">
          <draw:text-box>
            <text:p>Picks 1 most characteristic per 5 minutes → 12 traces per hou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JSON <text:s text:c="13"/>TF/IDF <text:s text:c="20"/>Characteristic</text:p>
              </text:list-header>
            </text:list>
          </draw:text-box>
        </draw:frame>
        <draw:frame draw:style-name="gr2" draw:text-style-name="P2" draw:layer="layout" svg:width="4.318cm" svg:height="6.35cm" svg:x="1.27cm" svg:y="5.588cm">
          <draw:text-box>
            <text:p><text:span text:style-name="T1">{'id': '0-2-0-f-f-2f-4-6-0-3-0', 'image': 'cc20147a-fa86-4c59-bff4-5d13fc63ae5b', 'modelVersion': '2.0', 'name': 'thumbnail.png', 'parent': 'cc20147a-fa86-4c59-bff4-5d13fc63ae5b:0-2-0-f-f-2f-4-6-0-3', 'path': '/cc20147a-fa86-4c59-bff4-5d13fc63ae5b/Windows Basic Data (ebd0a0a2-b9e5-4433-87c0-68b6b72699c7)///Program Files/WindowsApps/Microsoft.3DBuilder_16.0.2611.0_x64__8wekyb3d8bbwe/Assets/Catalog/bulldozer.3mf/Metadata/thumbnail.png',</text:span></text:p>
          </draw:text-box>
        </draw:frame>
        <draw:frame draw:style-name="gr3" draw:text-style-name="P2" draw:layer="layout" svg:width="7.874cm" svg:height="6.858cm" svg:x="6.858cm" svg:y="5.588cm">
          <draw:text-box>
            <text:p><text:span text:style-name="T2">([('file', 13.052052121593968),</text:span></text:p>
            <text:p><text:span text:style-name="T2"><text:s text:c="2"/></text:span><text:span text:style-name="T2">('data', 10.999999999999998),</text:span></text:p>
            <text:p><text:span text:style-name="T2"><text:s text:c="2"/></text:span><text:span text:style-name="T2">('raw', 9.0),</text:span></text:p>
            <text:p><text:span text:style-name="T2"><text:s text:c="2"/></text:span><text:span text:style-name="T2">('1025147', 8.935768440267806),</text:span></text:p>
            <text:p><text:span text:style-name="T2"><text:s text:c="2"/></text:span><text:span text:style-name="T2">('filename', 7.541228745416753),</text:span></text:p>
            <text:p><text:span text:style-name="T2"><text:s text:c="2"/></text:span><text:span text:style-name="T2">('ntfs', 7.541228745416753),</text:span></text:p>
            <text:p><text:span text:style-name="T2"><text:s text:c="2"/></text:span><text:span text:style-name="T2">('timestamps', 7.541228745416753),</text:span></text:p>
            <text:p><text:span text:style-name="T2"><text:s text:c="2"/></text:span><text:span text:style-name="T2">('</text:span><text:span text:style-name="T3">flash</text:span><text:span text:style-name="T2">', 6.323502044069336),</text:span></text:p>
            <text:p><text:span text:style-name="T2"><text:s text:c="2"/></text:span><text:span text:style-name="T2">('unsigned', 4.829449041749547),</text:span></text:p>
            <text:p><text:span text:style-name="T2"><text:s text:c="2"/></text:span><text:span text:style-name="T2">('</text:span><text:span text:style-name="T3">flashutil_activex</text:span><text:span text:style-name="T2">', 4.569224161583201),</text:span></text:p>
            <text:p><text:span text:style-name="T2"><text:s text:c="2"/></text:span><text:span text:style-name="T2">('exe', 4.027290817347066),</text:span></text:p>
            <text:p><text:span text:style-name="T4"/></text:p>
          </draw:text-box>
        </draw:frame>
        <draw:frame draw:style-name="gr3" draw:text-style-name="P2" draw:layer="layout" svg:width="7.874cm" svg:height="6.858cm" svg:x="15.748cm" svg:y="5.588cm">
          <draw:text-box>
            <text:p><text:span text:style-name="T2">1546453200|../data/15/46/45/32/00/</text:span><text:span text:style-name="T3">1546453207-cc20147a-fa86-4c59-bff4-5d13fc63ae5b:0-2-0-16-4b-728-0-2|</text:span><text:span text:style-name="T2"> file,data,raw,1025147,filename,ntfs,timestamps,</text:span><text:span text:style-name="T3">flash</text:span><text:span text:style-name="T2">,unsigned,</text:span><text:span text:style-name="T3">flashutil_active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0A9AD622E8163AFB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7:15:01.497444203</meta:creation-date>
    <meta:editing-duration>PT4M45S</meta:editing-duration>
    <meta:editing-cycles>2</meta:editing-cycles>
    <meta:generator>LibreOffice/6.0.7.3$Linux_X86_64 LibreOffice_project/00m0$Build-3</meta:generator>
    <dc:title>Bright Blue</dc:title>
    <dc:date>2019-11-07T17:41:06.743095779</dc:date>
    <meta:document-statistic meta:object-count="33"/>
  </office:meta>
</office:document-meta>
</file>